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svg:stroke-color="#000000" draw:fill="none" draw:fill-color="#ffffff" draw:textarea-vertical-align="middle"/>
    </style:style>
    <style:style style:name="gr3" style:family="graphic" style:parent-style-name="objectwithoutfill">
      <style:graphic-properties svg:stroke-color="#000000" draw:marker-end="Arrow" draw:marker-end-width="0.102cm" draw:fill="none" draw:fill-color="#ffffff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6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2cm" fo:min-width="5.34cm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2cm" fo:min-width="5.35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2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withoutfill">
      <style:graphic-properties draw:marker-end="Symmetric_20_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0.3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6cm" fo:min-width="0.26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text-properties fo:font-size="10pt" style:font-size-asian="10pt" style:font-size-complex="10pt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3.81cm" svg:height="3.81cm" svg:x="11.668cm" svg:y="5.699cm">
            <text:p text:style-name="P1"><text:span text:style-name="T1">Sequential</text:span></text:p>
            <text:p text:style-name="P1"><text:span text:style-name="T1"><text:s/></text:span><text:span text:style-name="T1">logic</text:span></text:p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11.668cm" svg:y1="8.874cm" svg:x2="11.795cm" svg:y2="9.001cm">
            <text:p/>
          </draw:line>
          <draw:line draw:style-name="gr2" draw:text-style-name="P1" draw:layer="layout" svg:x1="11.668cm" svg:y1="9.128cm" svg:x2="11.795cm" svg:y2="9.001cm">
            <text:p/>
          </draw:line>
          <draw:line draw:style-name="gr2" draw:text-style-name="P1" draw:layer="layout" svg:x1="10.906cm" svg:y1="9.001cm" svg:x2="11.668cm" svg:y2="9.001cm">
            <text:p/>
          </draw:line>
          <draw:line draw:style-name="gr3" draw:text-style-name="P1" draw:layer="layout" svg:x1="11.541cm" svg:y1="9.255cm" svg:x2="11.541cm" svg:y2="8.62cm">
            <text:p/>
          </draw:line>
          <draw:frame draw:style-name="gr4" draw:text-style-name="P3" draw:layer="layout" svg:width="1.112cm" svg:height="0.762cm" svg:x="10.328cm" svg:y="8.239cm">
            <draw:text-box>
              <text:p><text:span text:style-name="T1">Clk</text:span></text:p>
            </draw:text-box>
          </draw:frame>
          <draw:custom-shape draw:style-name="gr5" draw:text-style-name="P1" draw:layer="layout" svg:width="0.254cm" svg:height="0.254cm" svg:x="11.922cm" svg:y="9.50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" draw:text-style-name="P1" draw:layer="layout" svg:x1="12.049cm" svg:y1="9.763cm" svg:x2="12.049cm" svg:y2="10.017cm">
            <text:p/>
          </draw:line>
          <draw:frame draw:style-name="gr4" draw:text-style-name="P3" draw:layer="layout" svg:width="1.374cm" svg:height="1.199cm" svg:x="11.945cm" svg:y="9.509cm">
            <draw:text-box>
              <text:p><text:span text:style-name="T1"/></text:p>
              <text:p><text:span text:style-name="T1">nRst</text:span></text:p>
            </draw:text-box>
          </draw:frame>
        </draw:g>
        <draw:g>
          <draw:line draw:style-name="gr6" draw:text-style-name="P1" draw:layer="layout" svg:x1="8.447cm" svg:y1="7.096cm" svg:x2="11.749cm" svg:y2="7.096cm">
            <text:p/>
          </draw:line>
          <draw:line draw:style-name="gr2" draw:text-style-name="P1" draw:layer="layout" svg:x1="10.225cm" svg:y1="7.731cm" svg:x2="9.509cm" svg:y2="6.334cm">
            <text:p/>
          </draw:line>
          <draw:frame draw:style-name="gr7" draw:text-style-name="P4" draw:layer="layout" svg:width="5.84cm" svg:height="2.772cm" draw:transform="rotate (1.57236712312169) translate (8.756cm 7.098cm)">
            <draw:text-box>
              <text:p><text:span text:style-name="T2">3:0</text:span></text:p>
            </draw:text-box>
          </draw:frame>
          <draw:custom-shape draw:style-name="gr8" draw:text-style-name="P1" draw:layer="layout" svg:width="3.556cm" svg:height="11.811cm" svg:x="4.81cm" svg:y="5.445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custom-shape draw:style-name="gr8" draw:text-style-name="P1" draw:layer="layout" svg:width="3.556cm" svg:height="5.363cm" svg:x="18.78cm" svg:y="5.318cm">
            <text:p/>
            <draw:enhanced-geometry svg:viewBox="0 0 21600 21600" draw:glue-points="10800 0 0 10800 10800 21600 21600 10800" draw:type="flowchart-process" draw:enhanced-path="M 0 0 L 21600 0 21600 21600 0 21600 0 0 Z N"/>
          </draw:custom-shape>
          <draw:line draw:style-name="gr6" draw:text-style-name="P1" draw:layer="layout" svg:x1="15.478cm" svg:y1="7.096cm" svg:x2="18.78cm" svg:y2="7.096cm">
            <text:p/>
          </draw:line>
          <draw:line draw:style-name="gr9" draw:text-style-name="P1" draw:layer="layout" svg:x1="17.002cm" svg:y1="7.096cm" svg:x2="17.002cm" svg:y2="3.54cm">
            <text:p/>
          </draw:line>
          <draw:line draw:style-name="gr9" draw:text-style-name="P1" draw:layer="layout" svg:x1="17.002cm" svg:y1="3.667cm" svg:x2="6.334cm" svg:y2="3.667cm">
            <text:p/>
          </draw:line>
          <draw:line draw:style-name="gr9" draw:text-style-name="P1" draw:layer="layout" svg:x1="6.334cm" svg:y1="3.667cm" svg:x2="6.334cm" svg:y2="5.445cm">
            <text:p/>
          </draw:line>
          <draw:line draw:style-name="gr2" draw:text-style-name="P1" draw:layer="layout" svg:x1="11.287cm" svg:y1="4.302cm" svg:x2="10.571cm" svg:y2="2.905cm">
            <text:p/>
          </draw:line>
          <draw:frame draw:style-name="gr10" draw:text-style-name="P4" draw:layer="layout" svg:width="5.852cm" svg:height="2.772cm" draw:transform="rotate (1.57236712312169) translate (10.407cm 4.57cm)">
            <draw:text-box>
              <text:p><text:span text:style-name="T2">3:0</text:span></text:p>
            </draw:text-box>
          </draw:frame>
          <draw:frame draw:style-name="gr11" draw:text-style-name="P6" draw:layer="layout" svg:width="2.534cm" svg:height="5.939cm" svg:x="5.324cm" svg:y="6.461cm">
            <draw:text-box>
              <text:p text:style-name="P5"><text:span text:style-name="T1"/></text:p>
              <text:p text:style-name="P5"><text:span text:style-name="T1"/></text:p>
              <text:p text:style-name="P5"><text:span text:style-name="T1"/></text:p>
              <text:p text:style-name="P5"><text:span text:style-name="T1"/></text:p>
              <text:p text:style-name="P5"><text:span text:style-name="T1"/></text:p>
              <text:p text:style-name="P5"><text:span text:style-name="T1"/></text:p>
              <text:p text:style-name="P5"><text:span text:style-name="T1"/></text:p>
              <text:p text:style-name="P5"><text:span text:style-name="T1"/></text:p>
              <text:p text:style-name="P5"><text:span text:style-name="T1"/></text:p>
              <text:p text:style-name="P5"><text:span text:style-name="T1"/></text:p>
              <text:p text:style-name="P5"><text:span text:style-name="T1">Next state </text:span></text:p>
              <text:p text:style-name="P5"><text:span text:style-name="T1"><text:s text:c="3"/></text:span><text:span text:style-name="T1">Logic</text:span></text:p>
            </draw:text-box>
          </draw:frame>
          <draw:frame draw:style-name="gr11" draw:text-style-name="P6" draw:layer="layout" svg:width="3.034cm" svg:height="2.621cm" svg:x="19.175cm" svg:y="6.461cm">
            <draw:text-box>
              <text:p text:style-name="P5"><text:span text:style-name="T1"/></text:p>
              <text:p text:style-name="P5"><text:span text:style-name="T1"/></text:p>
              <text:p text:style-name="P5"><text:span text:style-name="T1"/></text:p>
              <text:p text:style-name="P5"><text:span text:style-name="T1">Output Logic </text:span></text:p>
              <text:p text:style-name="P5"><text:span text:style-name="T1"><text:s text:c="3"/></text:span></text:p>
            </draw:text-box>
          </draw:frame>
          <draw:line draw:style-name="gr9" draw:text-style-name="P1" draw:layer="layout" svg:x1="2.143cm" svg:y1="5.699cm" svg:x2="4.81cm" svg:y2="5.699cm">
            <text:p/>
          </draw:line>
          <draw:line draw:style-name="gr9" draw:text-style-name="P1" draw:layer="layout" svg:x1="2.143cm" svg:y1="6.842cm" svg:x2="4.81cm" svg:y2="6.842cm">
            <text:p/>
          </draw:line>
          <draw:line draw:style-name="gr9" draw:text-style-name="P1" draw:layer="layout" svg:x1="2.143cm" svg:y1="8.112cm" svg:x2="4.81cm" svg:y2="8.112cm">
            <text:p/>
          </draw:line>
          <draw:frame draw:style-name="gr12" draw:text-style-name="P4" draw:layer="layout" svg:width="2.238cm" svg:height="0.645cm" svg:x="2.397cm" svg:y="6.08cm">
            <draw:text-box>
              <text:p><text:span text:style-name="T2">stop_found</text:span></text:p>
            </draw:text-box>
          </draw:frame>
          <draw:frame draw:style-name="gr12" draw:text-style-name="P4" draw:layer="layout" svg:width="2.691cm" svg:height="0.645cm" svg:x="2.143cm" svg:y="7.213cm">
            <draw:text-box>
              <text:p><text:span text:style-name="T2">byte_received</text:span></text:p>
            </draw:text-box>
          </draw:frame>
          <draw:line draw:style-name="gr13" draw:text-style-name="P1" draw:layer="layout" svg:x1="22.336cm" svg:y1="6.08cm" svg:x2="25.003cm" svg:y2="6.08cm">
            <text:p/>
          </draw:line>
          <draw:line draw:style-name="gr13" draw:text-style-name="P1" draw:layer="layout" svg:x1="22.336cm" svg:y1="7.096cm" svg:x2="25.003cm" svg:y2="7.096cm">
            <text:p/>
          </draw:line>
          <draw:line draw:style-name="gr13" draw:text-style-name="P1" draw:layer="layout" svg:x1="22.336cm" svg:y1="8.112cm" svg:x2="25.003cm" svg:y2="8.112cm">
            <text:p/>
          </draw:line>
          <draw:frame draw:style-name="gr12" draw:text-style-name="P4" draw:layer="layout" svg:width="2.022cm" svg:height="0.645cm" svg:x="22.356cm" svg:y="6.451cm">
            <draw:text-box>
              <text:p><text:span text:style-name="T2">tx_enable</text:span></text:p>
            </draw:text-box>
          </draw:frame>
          <draw:frame draw:style-name="gr12" draw:text-style-name="P4" draw:layer="layout" svg:width="2.449cm" svg:height="0.645cm" svg:x="22.452cm" svg:y="7.35cm">
            <draw:text-box>
              <text:p><text:span text:style-name="T2">read_enable</text:span></text:p>
            </draw:text-box>
          </draw:frame>
          <draw:frame draw:style-name="gr12" draw:text-style-name="P4" draw:layer="layout" svg:width="2.043cm" svg:height="0.645cm" svg:x="22.336cm" svg:y="5.318cm">
            <draw:text-box>
              <text:p><text:span text:style-name="T2">rx_enable</text:span></text:p>
            </draw:text-box>
          </draw:frame>
          <draw:line draw:style-name="gr2" draw:text-style-name="P1" draw:layer="layout" svg:x1="23.506cm" svg:y1="6.461cm" svg:x2="23.225cm" svg:y2="5.883cm">
            <text:p/>
          </draw:line>
          <draw:line draw:style-name="gr2" draw:text-style-name="P1" draw:layer="layout" svg:x1="2.56cm" svg:y1="6.207cm" svg:x2="2.279cm" svg:y2="5.629cm">
            <text:p/>
          </draw:line>
          <draw:line draw:style-name="gr2" draw:text-style-name="P1" draw:layer="layout" svg:x1="3.032cm" svg:y1="8.239cm" svg:x2="2.751cm" svg:y2="7.661cm">
            <text:p/>
          </draw:line>
          <draw:line draw:style-name="gr2" draw:text-style-name="P1" draw:layer="layout" svg:x1="2.651cm" svg:y1="7.223cm" svg:x2="2.37cm" svg:y2="6.645cm">
            <text:p/>
          </draw:line>
          <draw:line draw:style-name="gr2" draw:text-style-name="P1" draw:layer="layout" svg:x1="23.887cm" svg:y1="8.436cm" svg:x2="23.606cm" svg:y2="7.858cm">
            <text:p/>
          </draw:line>
          <draw:line draw:style-name="gr2" draw:text-style-name="P1" draw:layer="layout" svg:x1="24.114cm" svg:y1="7.42cm" svg:x2="23.833cm" svg:y2="6.842cm">
            <text:p/>
          </draw:line>
          <draw:frame draw:style-name="gr14" draw:text-style-name="P4" draw:layer="layout" svg:width="0.889cm" svg:height="1.143cm" svg:x="1.762cm" svg:y="4.937cm">
            <draw:text-box>
              <text:p><text:span text:style-name="T2">1</text:span></text:p>
            </draw:text-box>
          </draw:frame>
          <draw:frame draw:style-name="gr12" draw:text-style-name="P4" draw:layer="layout" svg:width="0.697cm" svg:height="0.645cm" svg:x="2.524cm" svg:y="6.842cm">
            <draw:text-box>
              <text:p><text:span text:style-name="T2">1</text:span></text:p>
            </draw:text-box>
          </draw:frame>
          <draw:frame draw:style-name="gr12" draw:text-style-name="P4" draw:layer="layout" svg:width="0.697cm" svg:height="0.645cm" svg:x="2.905cm" svg:y="7.858cm">
            <draw:text-box>
              <text:p><text:span text:style-name="T2">1</text:span></text:p>
            </draw:text-box>
          </draw:frame>
          <draw:frame draw:style-name="gr12" draw:text-style-name="P4" draw:layer="layout" svg:width="0.697cm" svg:height="0.645cm" svg:x="23.29cm" svg:y="5.953cm">
            <draw:text-box>
              <text:p><text:span text:style-name="T2">1</text:span></text:p>
            </draw:text-box>
          </draw:frame>
          <draw:frame draw:style-name="gr12" draw:text-style-name="P4" draw:layer="layout" svg:width="0.697cm" svg:height="0.645cm" svg:x="23.479cm" svg:y="6.969cm">
            <draw:text-box>
              <text:p><text:span text:style-name="T2">1</text:span></text:p>
            </draw:text-box>
          </draw:frame>
          <draw:frame draw:style-name="gr12" draw:text-style-name="P4" draw:layer="layout" svg:width="0.697cm" svg:height="0.645cm" svg:x="23.29cm" svg:y="8.229cm">
            <draw:text-box>
              <text:p><text:span text:style-name="T2">1</text:span></text:p>
            </draw:text-box>
          </draw:frame>
          <draw:frame draw:style-name="gr12" draw:text-style-name="P4" draw:layer="layout" svg:width="2.259cm" svg:height="0.645cm" svg:x="2.27cm" svg:y="4.927cm">
            <draw:text-box>
              <text:p><text:span text:style-name="T2">start_found</text:span></text:p>
            </draw:text-box>
          </draw:frame>
          <draw:frame draw:style-name="gr12" draw:text-style-name="P4" draw:layer="layout" svg:width="1.95cm" svg:height="0.645cm" svg:x="2.318cm" svg:y="9.03cm">
            <draw:text-box>
              <text:p><text:span text:style-name="T2">ask_prep</text:span></text:p>
            </draw:text-box>
          </draw:frame>
          <draw:line draw:style-name="gr2" draw:text-style-name="P1" draw:layer="layout" svg:x1="2.561cm" svg:y1="6.208cm" svg:x2="2.28cm" svg:y2="5.63cm">
            <text:p/>
          </draw:line>
          <draw:line draw:style-name="gr2" draw:text-style-name="P1" draw:layer="layout" svg:x1="3.033cm" svg:y1="8.24cm" svg:x2="2.752cm" svg:y2="7.662cm">
            <text:p/>
          </draw:line>
          <draw:line draw:style-name="gr2" draw:text-style-name="P1" draw:layer="layout" svg:x1="2.652cm" svg:y1="7.224cm" svg:x2="2.371cm" svg:y2="6.646cm">
            <text:p/>
          </draw:line>
          <draw:frame draw:style-name="gr12" draw:text-style-name="P4" draw:layer="layout" svg:width="0.697cm" svg:height="0.645cm" svg:x="2.906cm" svg:y="7.859cm">
            <draw:text-box>
              <text:p><text:span text:style-name="T2">1</text:span></text:p>
            </draw:text-box>
          </draw:frame>
          <draw:line draw:style-name="gr9" draw:text-style-name="P1" draw:layer="layout" svg:x1="2.143cm" svg:y1="12.713cm" svg:x2="4.81cm" svg:y2="12.713cm">
            <text:p/>
          </draw:line>
          <draw:frame draw:style-name="gr12" draw:text-style-name="P4" draw:layer="layout" svg:width="0.697cm" svg:height="0.645cm" svg:x="3.097cm" svg:y="12.83cm">
            <draw:text-box>
              <text:p><text:span text:style-name="T2">1</text:span></text:p>
            </draw:text-box>
          </draw:frame>
          <draw:line draw:style-name="gr2" draw:text-style-name="P1" draw:layer="layout" svg:x1="2.778cm" svg:y1="13.037cm" svg:x2="2.497cm" svg:y2="12.459cm">
            <text:p/>
          </draw:line>
          <draw:frame draw:style-name="gr15" draw:text-style-name="P4" draw:layer="layout" svg:width="0.762cm" svg:height="0.645cm" svg:x="3.286cm" svg:y="15.351cm">
            <draw:text-box>
              <text:p><text:span text:style-name="T2">1</text:span></text:p>
            </draw:text-box>
          </draw:frame>
          <draw:line draw:style-name="gr2" draw:text-style-name="P1" draw:layer="layout" svg:x1="2.524cm" svg:y1="14.081cm" svg:x2="2.751cm" svg:y2="14.745cm">
            <text:p/>
          </draw:line>
          <draw:frame draw:style-name="gr12" draw:text-style-name="P4" draw:layer="layout" svg:width="0.697cm" svg:height="0.645cm" svg:x="2.97cm" svg:y="11.306cm">
            <draw:text-box>
              <text:p><text:span text:style-name="T2">1</text:span></text:p>
            </draw:text-box>
          </draw:frame>
          <draw:line draw:style-name="gr2" draw:text-style-name="P1" draw:layer="layout" svg:x1="2.748cm" svg:y1="11.494cm" svg:x2="2.467cm" svg:y2="10.916cm">
            <text:p/>
          </draw:line>
          <draw:frame draw:style-name="gr12" draw:text-style-name="P4" draw:layer="layout" svg:width="0.697cm" svg:height="0.645cm" svg:x="2.997cm" svg:y="9.909cm">
            <draw:text-box>
              <text:p><text:span text:style-name="T2">1</text:span></text:p>
            </draw:text-box>
          </draw:frame>
          <draw:line draw:style-name="gr2" draw:text-style-name="P1" draw:layer="layout" svg:x1="2.678cm" svg:y1="10.116cm" svg:x2="2.397cm" svg:y2="9.538cm">
            <text:p/>
          </draw:line>
          <draw:frame draw:style-name="gr12" draw:text-style-name="P4" draw:layer="layout" svg:width="0.697cm" svg:height="0.645cm" svg:x="3.098cm" svg:y="12.83cm">
            <draw:text-box>
              <text:p><text:span text:style-name="T2">1</text:span></text:p>
            </draw:text-box>
          </draw:frame>
          <draw:line draw:style-name="gr2" draw:text-style-name="P1" draw:layer="layout" svg:x1="2.779cm" svg:y1="13.037cm" svg:x2="2.498cm" svg:y2="12.459cm">
            <text:p/>
          </draw:line>
          <draw:frame draw:style-name="gr12" draw:text-style-name="P4" draw:layer="layout" svg:width="0.697cm" svg:height="0.645cm" svg:x="3.54cm" svg:y="13.827cm">
            <draw:text-box>
              <text:p><text:span text:style-name="T2">1</text:span></text:p>
            </draw:text-box>
          </draw:frame>
          <draw:line draw:style-name="gr2" draw:text-style-name="P1" draw:layer="layout" svg:x1="2.805cm" svg:y1="15.732cm" svg:x2="2.524cm" svg:y2="15.154cm">
            <text:p/>
          </draw:line>
          <draw:frame draw:style-name="gr16" draw:text-style-name="P4" draw:layer="layout" svg:width="0.697cm" svg:height="0.899cm" svg:x="3.351cm" svg:y="17.002cm">
            <draw:text-box>
              <text:p><text:span text:style-name="T2">1</text:span></text:p>
            </draw:text-box>
          </draw:frame>
          <draw:line draw:style-name="gr2" draw:text-style-name="P1" draw:layer="layout" svg:x1="2.805cm" svg:y1="17.129cm" svg:x2="2.524cm" svg:y2="16.551cm">
            <text:p/>
          </draw:line>
          <draw:line draw:style-name="gr9" draw:text-style-name="P1" draw:layer="layout" svg:x1="2.143cm" svg:y1="9.792cm" svg:x2="4.81cm" svg:y2="9.792cm">
            <text:p/>
          </draw:line>
          <draw:line draw:style-name="gr9" draw:text-style-name="P1" draw:layer="layout" svg:x1="2.143cm" svg:y1="11.189cm" svg:x2="4.81cm" svg:y2="11.189cm">
            <text:p/>
          </draw:line>
          <draw:line draw:style-name="gr9" draw:text-style-name="P1" draw:layer="layout" svg:x1="2.27cm" svg:y1="14.462cm" svg:x2="4.937cm" svg:y2="14.462cm">
            <text:p/>
          </draw:line>
          <draw:line draw:style-name="gr9" draw:text-style-name="P1" draw:layer="layout" svg:x1="2.27cm" svg:y1="15.478cm" svg:x2="4.937cm" svg:y2="15.478cm">
            <text:p/>
          </draw:line>
          <draw:line draw:style-name="gr9" draw:text-style-name="P1" draw:layer="layout" svg:x1="2.27cm" svg:y1="16.875cm" svg:x2="4.937cm" svg:y2="16.875cm">
            <text:p/>
          </draw:line>
          <draw:frame draw:style-name="gr12" draw:text-style-name="P4" draw:layer="layout" svg:width="2.17cm" svg:height="0.645cm" svg:x="2.318cm" svg:y="10.544cm">
            <draw:text-box>
              <text:p><text:span text:style-name="T2">check_ack</text:span></text:p>
            </draw:text-box>
          </draw:frame>
          <draw:frame draw:style-name="gr12" draw:text-style-name="P4" draw:layer="layout" svg:width="2.026cm" svg:height="0.645cm" svg:x="2.318cm" svg:y="12.068cm">
            <draw:text-box>
              <text:p><text:span text:style-name="T2">ack_done</text:span></text:p>
            </draw:text-box>
          </draw:frame>
          <draw:frame draw:style-name="gr4" draw:text-style-name="P4" draw:layer="layout" svg:width="1.378cm" svg:height="0.762cm" svg:x="2.397cm" svg:y="13.573cm">
            <draw:text-box>
              <text:p><text:span text:style-name="T2">mode</text:span></text:p>
            </draw:text-box>
          </draw:frame>
          <draw:frame draw:style-name="gr12" draw:text-style-name="P4" draw:layer="layout" svg:width="1.535cm" svg:height="0.645cm" svg:x="2.016cm" svg:y="14.579cm">
            <draw:text-box>
              <text:p><text:span text:style-name="T2">sda_in</text:span></text:p>
            </draw:text-box>
          </draw:frame>
          <draw:frame draw:style-name="gr12" draw:text-style-name="P4" draw:layer="layout" svg:width="2.907cm" svg:height="0.645cm" svg:x="2.538cm" svg:y="16.23cm">
            <draw:text-box>
              <text:p><text:span text:style-name="T2">address_match</text:span></text:p>
            </draw:text-box>
          </draw:frame>
          <draw:line draw:style-name="gr13" draw:text-style-name="P1" draw:layer="layout" svg:x1="22.336cm" svg:y1="9.284cm" svg:x2="25.003cm" svg:y2="9.284cm">
            <text:p/>
          </draw:line>
          <draw:frame draw:style-name="gr12" draw:text-style-name="P4" draw:layer="layout" svg:width="2.14cm" svg:height="0.645cm" svg:x="22.452cm" svg:y="8.522cm">
            <draw:text-box>
              <text:p><text:span text:style-name="T2">sda_mode</text:span></text:p>
            </draw:text-box>
          </draw:frame>
          <draw:line draw:style-name="gr2" draw:text-style-name="P1" draw:layer="layout" svg:x1="23.887cm" svg:y1="9.608cm" svg:x2="23.606cm" svg:y2="9.03cm">
            <text:p/>
          </draw:line>
          <draw:frame draw:style-name="gr12" draw:text-style-name="P4" draw:layer="layout" svg:width="0.989cm" svg:height="0.645cm" svg:x="22.871cm" svg:y="9.147cm">
            <draw:text-box>
              <text:p><text:span text:style-name="T2">1:0</text:span></text:p>
            </draw:text-box>
          </draw:frame>
          <draw:line draw:style-name="gr13" draw:text-style-name="P1" draw:layer="layout" svg:x1="22.336cm" svg:y1="10.173cm" svg:x2="25.003cm" svg:y2="10.173cm">
            <text:p/>
          </draw:line>
          <draw:frame draw:style-name="gr12" draw:text-style-name="P4" draw:layer="layout" svg:width="2.039cm" svg:height="0.645cm" svg:x="22.59cm" svg:y="9.411cm">
            <draw:text-box>
              <text:p><text:span text:style-name="T2">load_data</text:span></text:p>
            </draw:text-box>
          </draw:frame>
          <draw:line draw:style-name="gr2" draw:text-style-name="P1" draw:layer="layout" svg:x1="23.887cm" svg:y1="10.497cm" svg:x2="23.606cm" svg:y2="9.919cm">
            <text:p/>
          </draw:line>
          <draw:frame draw:style-name="gr12" draw:text-style-name="P4" draw:layer="layout" svg:width="0.697cm" svg:height="0.645cm" svg:x="23.29cm" svg:y="10.29cm">
            <draw:text-box>
              <text:p><text:span text:style-name="T2">1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Zen Hei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tor Graphics</meta:initial-creator>
    <meta:creation-date>2014-10-06T03:30:03</meta:creation-date>
    <dc:date>2015-02-19T13:44:18</dc:date>
    <dc:creator>Mentor Graphics</dc:creator>
    <meta:editing-duration>PT1M44S</meta:editing-duration>
    <meta:editing-cycles>2</meta:editing-cycles>
    <meta:generator>LibreOffice/4.0.4.2$Linux_X86_64 LibreOffice_project/400m0$Build-2</meta:generator>
    <meta:document-statistic meta:object-count="86"/>
  </office:meta>
</office:document-meta>
</file>